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start" style:justify-single-word="false"/>
      <style:text-properties fo:color="#000000" style:text-underline-style="none"/>
    </style:style>
    <style:style style:name="P2" style:family="paragraph" style:parent-style-name="Text_20_body">
      <style:paragraph-properties fo:text-align="start" style:justify-single-word="false"/>
    </style:style>
    <style:style style:name="T1" style:family="text">
      <style:text-properties style:font-name="Times New Roman1" fo:font-size="12pt" fo:language="de" fo:country="DE" style:letter-kerning="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otizen zum Verlauf von Band 1: Der Meister</text:h>
      <text:p text:style-name="P2">FORTSETZUNGSDRECK bei der Felsgrotte:</text:p>
      <text:p text:style-name="P1">Baradé wacht in der Felsgrotte, aber immer noch im Schoß der Bogenschützin wieder auf. Die andere Schwester steht am Eingang zur Grotte. Er hat recht lange geschlafen und es ist schon Morgengrauen und kein Regen.</text:p>
      <text:p text:style-name="P1">Kurz nachdem er aufgewacht ist, kommt Gardonar aus dem See. Er war schon vorher da, doch als er Baradé schlafend fand, ging er nochmal zum Wassermann.</text:p>
      <text:p text:style-name="P1">Achtung: Gardonar nennt die Fischweiber Sirenen und Baradé tut es ihm mit der Zeit gleich.</text:p>
      <text:p text:style-name="P1">Es gibt nicht viel zu berichten, vieles behält Gardonar für sich. Sie kehren zurück und Gardonar spricht noch die verpassten Magieübungen an. Am nächsten Tag soll Baradé alleine einen Ausritt zum Dorf am Bergfuß/hang machen und sich umsehen.</text:p>
      <text:p text:style-name="P1">Dort trifft er auf die Bewohner des Dorfes und erfährt noch mehr über die Gegend und die Leute dort. Als er wieder zurückkehrt, unterhält er sich mit Gardonar über seine Begegnungen und erzählt ihm abends im Turm vieles von dem, was Gardonar über die Hochelfen und Menschen interessiert und er noch nicht weiß..</text:p>
      <text:p text:style-name="P1">Das nächste Kapitel heißt „Das Ende des Zaubers“ und beginnt mit dem nächsten Tag in Gardonars Festung. Sie setzen die Übung der Magie fort, doch während dieser schreit Gardonar vor Schmerz auf und teleportiert sich weg. Baradé ist zunächst verwirrt und fragt einige Dämonen nach dem, was geschehen ist, doch erhält keine nützlichen Informationen, also reitet er wieder zum Bergsee und fragt dort den Wassermann bzw. die Sirenen. Die erzählen ihm, dass etwas Furchtbares passiert sein muss und es etwas mit Gotlinde zu tun haben könnte. Also reitet Baradé ins Hochelfen-Königreich. Dabei kommt er nochmals in das Dorf der Menschen und trifft auf einige andere Leute. Insgesamt dauert die Reise eine ganze Weile, da er bis zur Hauptstadt reitet, jedoch werden nur Teile davon von Baradé erzählt. In der Übersicht ist das Ganze als ein Kapitel namens „Heimwärts“ eingetragen. Der Name des Kapitels davor lautete „Aufbruch“.</text:p>
      <text:p text:style-name="P1">Der Names des letzten Kapitels ist wieder „Gotlinde“. In diesem erfährt Baradé von seinem Bruder von Gotlindes Tötung und dem Kampf zwischen Dararos und Gardonar.</text:p>
      <text:p text:style-name="P1"/>
      <text:p text:style-name="P1">ALT:</text:p>
      <text:p text:style-name="P1">GNA: Baradé begegnet zunächst eine der Schwestern, die ihn ausfragt und dann eine weitere. Sie erzählen ihm auch etwas über Gotlinde und ihre Freundschaft zur ihr.</text:p>
      <text:p text:style-name="P1">Nach einiger Zeit kommt Gardonar zusammen mit dem Wassermann.</text:p>
      <text:p text:style-name="P1">Der Wassermann schwimmt daraufhin mit einen Schwestern in die Mitte des Sees und singt ein Lied in der Sprache der Menschen. Dieses Lied sollte auch nach Möglichkeit eine Melodie haben <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mino Dauth</meta:initial-creator>
    <meta:creation-date>2010-06-06T15:01:06</meta:creation-date>
    <meta:generator>LibreOffice/5.0.6.2$Linux_X86_64 LibreOffice_project/00$Build-2</meta:generator>
    <dc:date>2017-01-22T16:39:54.167334437</dc:date>
    <meta:editing-duration>PT2M56S</meta:editing-duration>
    <meta:editing-cycles>3</meta:editing-cycles>
    <meta:document-statistic meta:table-count="0" meta:image-count="0" meta:object-count="0" meta:page-count="1" meta:paragraph-count="13" meta:word-count="417" meta:character-count="2582" meta:non-whitespace-character-count="2178"/>
  </office:meta>
</office:document-meta>
</file>